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6c1" officeooo:paragraph-rsid="0015b6c1"/>
    </style:style>
    <style:style style:name="P2" style:family="paragraph" style:parent-style-name="Standard">
      <style:text-properties officeooo:rsid="00177d01" officeooo:paragraph-rsid="00177d01"/>
    </style:style>
    <style:style style:name="P3" style:family="paragraph" style:parent-style-name="Standard">
      <style:text-properties fo:font-size="11pt" officeooo:rsid="00191301" officeooo:paragraph-rsid="00191301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191301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Πόση είναι η διαφορά μεταξύ της υλοποίησης σας και της υλοποίσης του scikit-learn, κατά μέσο όρο;</text:p>
      <text:p text:style-name="P2"><text:span text:style-name="T2"/></text:p>
      <text:p text:style-name="P2"><text:span text:style-name="T2">Για 1000 φορές που το έτρεξα η διαφορά είναι |</text:span><text:span text:style-name="T3">0.0021|</text:span></text:p>
      <text:p text:style-name="P1"/>
      <text:p text:style-name="P1"><text:span text:style-name="T1">2. </text:span>Ποιά είναι η διαφορά των τυπικών αποκλίσεων;</text:p>
      <text:p text:style-name="P1"/>
      <text:p text:style-name="P3">Για 1000 φορές που το έτρεξα η διαφορά είναι |0.0146|</text:p>
      <text:p text:style-name="P1"/>
      <text:p text:style-name="P1"/>
      <text:p text:style-name="P1"><text:span text:style-name="T1">3.</text:span> Εξηγήστε τι θα κάνατε αν διαπιστώνατε ότι η σχέση μεταξύ των μεταβλητών εισόδου και εξόδου είναι μη γραμμική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9:27:36.072453707</meta:creation-date>
    <dc:date>2025-06-30T19:53:36.155469203</dc:date>
    <meta:editing-duration>PT26M1S</meta:editing-duration>
    <meta:editing-cycles>4</meta:editing-cycles>
    <meta:generator>LibreOffice/24.8.7.2$Linux_X86_64 LibreOffice_project/f4f281f562fb585d46b0af5755dfe1eb6adc047f</meta:generator>
    <meta:document-statistic meta:table-count="0" meta:image-count="0" meta:object-count="0" meta:page-count="1" meta:paragraph-count="5" meta:word-count="64" meta:character-count="365" meta:non-whitespace-character-count="306"/>
  </office:meta>
</office:document-meta>
</file>